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89.29pt"/>
    </style:style>
    <style:style style:name="co5" style:family="table-column">
      <style:table-column-properties fo:break-before="auto" style:column-width="106.5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45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/>
  </office:automatic-styles>
  <office:body>
    <office:spreadsheet>
      <table:table table:name="clas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-cm</text:p>
          </table:table-cell>
          <table:table-cell office:value-type="string" calcext:value-type="string">
            <text:p>Height-inches</text:p>
          </table:table-cell>
          <table:table-cell table:style-name="Default" office:value-type="string" calcext:value-type="string">
            <text:p>wakeup</text:p>
          </table:table-cell>
          <table:table-cell table:style-name="Default" office:value-type="string" calcext:value-type="string">
            <text:p>Wakeup-time-til-class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-km</text:p>
          </table:table-cell>
          <table:table-cell office:value-type="string" calcext:value-type="string">
            <text:p>Hometown-distance-mi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table:formula="of:=([.B2]*0.39)" office:value-type="float" office:value="66.56832" calcext:value-type="float">
            <text:p>66.56832</text:p>
          </table:table-cell>
          <table:table-cell office:value-type="time" office:time-value="PT08H15M00S" calcext:value-type="time">
            <text:p>08:15:00 AM</text:p>
          </table:table-cell>
          <table:table-cell table:formula="of:=TIME(11;0;0)-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table:formula="of:=([.B3]*0.39)" office:value-type="float" office:value="70.8279" calcext:value-type="float">
            <text:p>70.8279</text:p>
          </table:table-cell>
          <table:table-cell office:value-type="time" office:time-value="PT09H07M00S" calcext:value-type="time">
            <text:p>09:07:00 AM</text:p>
          </table:table-cell>
          <table:table-cell table:formula="of:=TIME(11;0;0)-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/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([.B4]*0.39)" office:value-type="float" office:value="62.4078" calcext:value-type="float">
            <text:p>62.4078</text:p>
          </table:table-cell>
          <table:table-cell office:value-type="time" office:time-value="PT09H00M00S" calcext:value-type="time">
            <text:p>09:00:00 AM</text:p>
          </table:table-cell>
          <table:table-cell table:formula="of:=TIME(11;0;0)-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/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([.B5]*0.39)" office:value-type="float" office:value="68.3514" calcext:value-type="float">
            <text:p>68.3514</text:p>
          </table:table-cell>
          <table:table-cell office:value-type="time" office:time-value="PT06H45M00S" calcext:value-type="time">
            <text:p>06:45:00 AM</text:p>
          </table:table-cell>
          <table:table-cell table:formula="of:=TIME(11;0;0)-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/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([.B6]*0.39)" office:value-type="float" office:value="66.3702" calcext:value-type="float">
            <text:p>66.3702</text:p>
          </table:table-cell>
          <table:table-cell office:value-type="time" office:time-value="PT08H30M00S" calcext:value-type="time">
            <text:p>08:30:00 AM</text:p>
          </table:table-cell>
          <table:table-cell table:formula="of:=TIME(11;0;0)-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/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table:formula="of:=([.B7]*0.39)" office:value-type="float" office:value="60.62472" calcext:value-type="float">
            <text:p>60.62472</text:p>
          </table:table-cell>
          <table:table-cell office:value-type="time" office:time-value="PT09H30M00S" calcext:value-type="time">
            <text:p>09:30:00 AM</text:p>
          </table:table-cell>
          <table:table-cell table:formula="of:=TIME(11;0;0)-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/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([.B8]*0.39)" office:value-type="float" office:value="61.4172" calcext:value-type="float">
            <text:p>61.4172</text:p>
          </table:table-cell>
          <table:table-cell office:value-type="time" office:time-value="PT08H44M00S" calcext:value-type="time">
            <text:p>08:44:00 AM</text:p>
          </table:table-cell>
          <table:table-cell table:formula="of:=TIME(11;0;0)-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/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([.B9]*0.39)" office:value-type="float" office:value="61.4172" calcext:value-type="float">
            <text:p>61.4172</text:p>
          </table:table-cell>
          <table:table-cell office:value-type="time" office:time-value="PT07H45M00S" calcext:value-type="time">
            <text:p>07:45:00 AM</text:p>
          </table:table-cell>
          <table:table-cell table:formula="of:=TIME(11;0;0)-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/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([.B10]*0.39)" office:value-type="float" office:value="65.8749" calcext:value-type="float">
            <text:p>65.8749</text:p>
          </table:table-cell>
          <table:table-cell office:value-type="time" office:time-value="PT09H15M00S" calcext:value-type="time">
            <text:p>09:15:00 AM</text:p>
          </table:table-cell>
          <table:table-cell table:formula="of:=TIME(11;0;0)-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2:29:50.280000000</dc:date>
    <meta:editing-duration>PT7M25S</meta:editing-duration>
    <meta:editing-cycles>1</meta:editing-cycles>
    <meta:document-statistic meta:table-count="1" meta:cell-count="71" meta:object-count="0"/>
    <meta:generator>LibreOffice/4.4.3.2$Windows_x86 LibreOffice_project/88805f81e9fe61362df02b9941de8e38a9b5fd16</meta:generator>
  </office:meta>
</office:document-meta>
</file>